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PAZA QUISPE, HILDA</text:p>
            <text:p text:style-name="P5"><text:span text:style-name="T15">Dni</text:span><text:span text:style-name="T14">:2389000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736890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PAZA QUISPE, HILD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85756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305870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08:55 A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15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